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system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justify" fo:margin-left="0.4368in">
        <style:tab-stops/>
      </style:paragraph-properties>
    </style:style>
    <style:style style:name="T40" style:parent-style-name="Fuentedepárrafopredeter." style:family="text">
      <style:text-properties style:font-name="Arial" style:font-name-complex="Arial" fo:font-size="16pt" style:font-size-asian="16pt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justify"/>
    </style:style>
    <style:style style:name="T47" style:parent-style-name="Fuentedepárrafopredeter." style:family="text">
      <style:text-properties style:font-name="Arial" style:font-name-complex="Arial" fo:font-size="16pt" style:font-size-asian="16pt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55" style:parent-style-name="Fuentedepárrafopredeter." style:family="text">
      <style:text-properties style:font-name="Arial" style:font-name-complex="Arial" fo:font-size="16pt" style:font-size-asian="16pt"/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63" style:parent-style-name="Fuentedepárrafopredeter." style:family="text">
      <style:text-properties style:font-name="Arial" style:font-name-complex="Arial" fo:font-size="16pt" style:font-size-asian="16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71" style:parent-style-name="Fuentedepárrafopredeter." style:family="text">
      <style:text-properties style:font-name="Arial" style:font-name-complex="Arial" fo:font-size="16pt" style:font-size-asian="16pt"/>
    </style:style>
    <style:style style:name="TableRow72" style:family="table-row">
      <style:table-row-properties style:row-height="0.5in"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in" style:use-optimal-row-height="false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P79" style:parent-style-name="Cambria" style:family="paragraph">
      <style:paragraph-properties fo:margin-left="0.4368in">
        <style:tab-stops/>
      </style:paragraph-properties>
    </style:style>
    <style:style style:name="TableCell8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541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T89" style:parent-style-name="Fuentedepárrafopredeter." style:family="text">
      <style:text-properties style:font-name="Arial" style:font-name-complex="Arial" fo:font-size="16pt" style:font-size-asian="16pt"/>
    </style:style>
    <style:style style:name="TableRow90" style:family="table-row">
      <style:table-row-properties style:row-height="0.5493in" style:use-optimal-row-height="false"/>
    </style:style>
    <style:style style:name="TableCell91" style:family="table-cell">
      <style:table-cell-properties fo:border="none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98" style:parent-style-name="Fuentedepárrafopredeter." style:family="text">
      <style:text-properties style:font-name="Arial" style:font-name-complex="Arial" fo:font-size="16pt" style:font-size-asian="16pt"/>
    </style:style>
    <style:style style:name="T99" style:parent-style-name="Fuentedepárrafopredeter." style:family="text">
      <style:text-properties style:font-name="Arial" style:font-name-complex="Arial" fo:font-size="16pt" style:font-size-asian="16pt"/>
    </style:style>
    <style:style style:name="TableRow100" style:family="table-row">
      <style:table-row-properties style:row-height="0.6208in" style:use-optimal-row-height="false"/>
    </style:style>
    <style:style style:name="TableCell101" style:family="table-cell">
      <style:table-cell-properties fo:border="none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10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TableRow107" style:family="table-row">
      <style:table-row-properties style:row-height="0.5in" style:use-optimal-row-height="false"/>
    </style:style>
    <style:style style:name="TableCell108" style:family="table-cell">
      <style:table-cell-properties fo:border="none" fo:padding-top="0.0381in" fo:padding-left="0.0381in" fo:padding-bottom="0.0381in" fo:padding-right="0.0381in"/>
    </style:style>
    <style:style style:name="P109" style:parent-style-name="Standard" style:family="paragraph">
      <style:paragraph-properties fo:text-align="end" fo:margin-left="0.4368in">
        <style:tab-stops/>
      </style:paragraph-properties>
    </style:style>
    <style:style style:name="TableCell11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paragraph-properties fo:margin-left="0.4368in">
        <style:tab-stops/>
      </style:paragraph-properties>
    </style:style>
    <style:style style:name="P112" style:parent-style-name="Standard" style:family="paragraph">
      <style:text-properties style:font-name="Calibri" fo:color="#000000" fo:font-size="26pt" style:font-size-asian="26pt"/>
    </style:style>
    <style:style style:name="P113" style:parent-style-name="Normal" style:family="paragraph">
      <style:text-properties style:font-name="Arial" style:font-name-complex="Arial" fo:font-size="13pt" style:font-size-asian="13pt" style:font-size-complex="13pt"/>
    </style:style>
    <style:style style:name="P114" style:parent-style-name="Título7" style:family="paragraph">
      <style:paragraph-properties fo:text-align="justify"/>
      <style:text-properties fo:color="#4F81BD" fo:font-size="20pt" style:font-size-asian="20pt" fo:language="es" fo:country="MX"/>
    </style:style>
    <style:style style:name="P115" style:parent-style-name="Normal" style:family="paragraph">
      <style:text-properties fo:language="es" fo:country="MX"/>
    </style:style>
    <style:style style:name="P116" style:parent-style-name="Normal" style:family="paragraph">
      <style:paragraph-properties fo:text-align="justify"/>
    </style:style>
    <style:style style:name="T117" style:parent-style-name="Fuentedepárrafopredeter." style:family="text">
      <style:text-properties fo:language="es" fo:country="MX"/>
    </style:style>
    <style:style style:name="T118" style:parent-style-name="Fuentedepárrafopredeter." style:family="text">
      <style:text-properties style:font-name="Arial" style:font-name-complex="Arial" fo:font-weight="bold" style:font-weight-asian="bold" fo:font-size="14pt" style:font-size-asian="14pt" fo:language="es" fo:country="MX"/>
    </style:style>
    <style:style style:name="P119" style:parent-style-name="Normal" style:family="paragraph">
      <style:paragraph-properties fo:text-align="justify"/>
      <style:text-properties style:font-name="Arial" style:font-name-complex="Arial" fo:language="es" fo:country="MX"/>
    </style:style>
    <style:style style:name="P120" style:parent-style-name="Normal" style:family="paragraph">
      <style:paragraph-properties fo:text-align="justify"/>
    </style:style>
    <style:style style:name="T121" style:parent-style-name="Fuentedepárrafopredeter." style:family="text">
      <style:text-properties style:font-name="Arial" style:font-name-complex="Arial" fo:language="es" fo:country="MX"/>
    </style:style>
    <style:style style:name="P122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23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fo:language="es" fo:country="MX"/>
    </style:style>
    <style:style style:name="P124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3pt" fo:language="es" fo:country="MX"/>
    </style:style>
    <style:style style:name="P125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26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27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28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29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0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1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2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3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4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5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6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7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8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T139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40" style:parent-style-name="Fuentedepárrafopredeter." style:family="text">
      <style:text-properties style:font-name="Arial" style:font-name-complex="Arial" fo:font-size="13pt" style:font-size-asian="13pt" style:font-size-complex="13pt"/>
    </style:style>
    <style:style style:name="T141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P142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43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44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45" style:parent-style-name="Normal" style:family="paragraph">
      <style:text-properties style:font-name="Arial" style:font-name-asian="Times New Roman" style:font-name-complex="Arial" fo:font-weight="bold" style:font-weight-asian="bold" fo:font-size="14pt" style:font-size-asian="14pt" fo:language="es" fo:country="MX"/>
    </style:style>
    <style:style style:name="P146" style:parent-style-name="Normal" style:family="paragraph">
      <style:text-properties style:font-name="Arial" style:font-name-asian="Times New Roman" style:font-name-complex="Arial" fo:font-weight="bold" style:font-weight-asian="bold" fo:font-size="14pt" style:font-size-asian="14pt" fo:language="es" fo:country="MX"/>
    </style:style>
    <style:style style:name="P147" style:parent-style-name="Normal" style:family="paragraph">
      <style:text-properties style:font-name="Arial" style:font-name-asian="Times New Roman" style:font-name-complex="Arial" fo:font-weight="bold" style:font-weight-asian="bold" fo:font-size="14pt" style:font-size-asian="14pt" fo:language="es" fo:country="MX"/>
    </style:style>
    <style:style style:name="P148" style:parent-style-name="Normal" style:family="paragraph">
      <style:paragraph-properties fo:text-align="justify"/>
    </style:style>
    <style:style style:name="T149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50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51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52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53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TableContents"/>
            <text:p text:style-name="P39"><text:span text:style-name="T40">Rodriguez Espino Claudia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P46"><text:span text:style-name="T47"><text:s text:c="7"/>Fundamentos de Programación</text:span>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<text:span text:style-name="T55">1102</text:span>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/>
            <text:p text:style-name="P62"><text:span text:style-name="T63">5</text:span>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<text:span text:style-name="T71">Aguilar Plascencia Laura Fabiola</text:span>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  <text:p text:style-name="P85">Semestre:</text:p>
          </table:table-cell>
          <table:table-cell table:style-name="TableCell86">
            <text:p text:style-name="P87"/>
            <text:p text:style-name="P88"><text:span text:style-name="T89">Semestre 1</text:span></text:p>
          </table:table-cell>
        </table:table-row>
        <table:table-row table:style-name="TableRow90">
          <table:table-cell table:style-name="TableCell91">
            <text:p text:style-name="P92"/>
            <text:p text:style-name="P93"><text:span text:style-name="T94">Fecha de entrega:</text:span></text:p>
          </table:table-cell>
          <table:table-cell table:style-name="TableCell95">
            <text:p text:style-name="P96"/>
            <text:p text:style-name="P97"><text:span text:style-name="T98">23</text:span><text:span text:style-name="T99"><text:s/>-Septiembre- 2017</text:span></text:p>
          </table:table-cell>
        </table:table-row>
        <table:table-row table:style-name="TableRow100">
          <table:table-cell table:style-name="TableCell101">
            <text:p text:style-name="P102"/>
            <text:p text:style-name="P103"><text:span text:style-name="T104">Obervaciones:</text:span>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p text:style-name="Standard"/>
      <text:p text:style-name="Standard"/>
      <text:soft-page-break/>
      <text:p text:style-name="P112"><text:tab/><text:tab/><text:tab/><text:tab/><text:tab/>CALIFICACIÓN:<text:s/>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3"/>
      <text:soft-page-break/>
      <text:h text:style-name="P114" text:outline-level="7">Guía práctica de estudio 06: Entorno de C (editores, compilación y ejecución)</text:h>
      <text:p text:style-name="P115"/>
      <text:p text:style-name="P116"><text:span text:style-name="T117"><text:s/></text:span><text:span text:style-name="T118">Objetivo:<text:s/></text:span></text:p>
      <text:p text:style-name="P119"/>
      <text:p text:style-name="P120"><text:span text:style-name="T121">Conocer y usar los ambientes y herramientas para el desarrollo y ejecución de programas en Lenguaje C, como editores y compiladores en diversos sistemas operativos.</text:span></text:p>
      <text:p text:style-name="P122"/>
      <text:p text:style-name="P123">Reporte:</text:p>
      <text:p text:style-name="P124"/>
      <text:p text:style-name="P125">En esta clase hicimos una lectura<text:s/>breve<text:s/>de algunos aspectos de la práctica<text:s/>para posteriormente poder ejecutar los comandos que se indicaban. Trabajamos en GNU/Linux, primero realizamos<text:s/>el editor vi una vez realizado esto creamos texto en cuatro líneas para que con ellas utilizáramos los comandos para cortar/borrar y pegar (dd-p) o copiar una o más líneas sin que esta se elimine (yy), posteriormente guardamos los cambios (presionamos esc y después<text:s/>:w) para luego salir de vi (:q)</text:p>
      <text:p text:style-name="P126"/>
      <text:p text:style-name="P127">Cuando comprendimos eso realizamos un programa en el que tenía que escribir “hola mundo” así que creamos <text:s/>un documento .c en donde escribimos lo siguiente:</text:p>
      <text:p text:style-name="P128"/>
      <text:p text:style-name="P129">#include&lt;stdio.h&gt;</text:p>
      <text:p text:style-name="P130"/>
      <text:p text:style-name="P131">Main (){</text:p>
      <text:p text:style-name="P132"><text:tab/>Printf(“ Hola mundo”);</text:p>
      <text:p text:style-name="P133"><text:tab/>Return 0;<text:s/></text:p>
      <text:p text:style-name="P134">}</text:p>
      <text:p text:style-name="P135"><text:s/></text:p>
      <text:p text:style-name="P136"><text:s/>Cuando terminamos guardamos y salimos de vi (:wq) y compilamos el programa con el comando gcc<text:s/>texto,c, para ejecutar realizamos lo siguiente:<text:s/></text:p>
      <text:p text:style-name="P137">gcc texto.c –o texto.out</text:p>
      <text:p text:style-name="P138"/>
      <text:p text:style-name="Normal"><text:span text:style-name="T139">./a<text:s/></text:span><text:span text:style-name="T140">texto.out</text:span><text:span text:style-name="T141"><text:s/></text:span></text:p>
      <text:p text:style-name="P142"/>
      <text:p text:style-name="P143">Ya que aprendimos como es el funcionamiento y los comandos pasamos a realizar los programas de suma de dos números<text:s/>utilizando todo lo anterior (compilación y ejecución) también modificamos para realizar la resta.</text:p>
      <text:p text:style-name="P144"/>
      <text:p text:style-name="P145"/>
      <text:p text:style-name="P146">Conclusión</text:p>
      <text:p text:style-name="P147"><text:s/></text:p>
      <text:p text:style-name="P148"><text:span text:style-name="T149">En cuestión<text:s/></text:span><text:span text:style-name="T150">d</text:span><text:span text:style-name="T151">e la elaboraci</text:span><text:span text:style-name="T152">ón del programa me resultó más o menos sencillo pues era algo que habíamos visto y trabajado previamente en clase pero lo que se me olvidaba era donde finalizaban las comillas<text:s/></text:span><text:span text:style-name="T153">y lo demás fue sencillo, aunque llegué a confundirme un poco al momento de compilar, pero vi los pasos que había en el ejercicio de “hola mundo” y con ello pude continuar con el ejercicio correctame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system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/>
      <style:text-properties style:font-name="Cambria" style:font-name-asian="Times New Roman" style:font-name-complex="Mangal" fo:color="#243F60" style:font-size-complex="10.5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/>
      <style:text-properties style:font-name="Cambria" style:font-name-asian="Times New Roman" style:font-name-complex="Mangal" fo:font-style="italic" style:font-style-asian="italic" style:font-style-complex="italic" fo:color="#243F60" style:font-size-complex="10.5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1388in"/>
      <style:text-properties style:font-name="Cambria" style:font-name-asian="Times New Roman" style:font-name-complex="Mangal" fo:font-style="italic" style:font-style-asian="italic" style:font-style-complex="italic" fo:color="#404040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Referenciasutil" style:display-name="Referencia sutil" style:family="text" style:parent-style-name="Fuentedepárrafopredeter.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Título5Car" style:display-name="Título 5 Car" style:family="text" style:parent-style-name="Fuentedepárrafopredeter.">
      <style:text-properties style:font-name="Cambria" style:font-name-asian="Times New Roman" style:font-name-complex="Mangal" fo:color="#243F60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Título6Car" style:display-name="Título 6 Car" style:family="text" style:parent-style-name="Fuentedepárrafopredeter.">
      <style:text-properties style:font-name="Cambria" style:font-name-asian="Times New Roman" style:font-name-complex="Mangal" fo:font-style="italic" style:font-style-asian="italic" style:font-style-complex="italic" fo:color="#243F60" style:font-size-complex="10.5pt"/>
    </style:style>
    <style:style style:name="Título7Car" style:display-name="Título 7 Car" style:family="text" style:parent-style-name="Fuentedepárrafopredeter.">
      <style:text-properties style:font-name="Cambria" style:font-name-asian="Times New Roman" style:font-name-complex="Mangal" fo:font-style="italic" style:font-style-asian="italic" style:font-style-complex="italic" fo:color="#404040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909in" fo:margin-left="0.7875in" fo:margin-bottom="0.1972in" fo:margin-right="0.8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Pily</dc:creator>
    <meta:creation-date>2017-09-17T22:24:00Z</meta:creation-date>
    <dc:date>2017-09-24T18:46:00Z</dc:date>
    <meta:template xlink:href="Normal" xlink:type="simple"/>
    <meta:editing-cycles>4</meta:editing-cycles>
    <meta:editing-duration>PT7260S</meta:editing-duration>
    <meta:document-statistic meta:page-count="3" meta:paragraph-count="4" meta:word-count="351" meta:character-count="2282" meta:row-count="16" meta:non-whitespace-character-count="1935"/>
  </office:meta>
</office:document-meta>
</file>